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4f1e" officeooo:paragraph-rsid="00174f1e"/>
    </style:style>
    <style:style style:name="P2" style:family="paragraph" style:parent-style-name="Standard">
      <style:text-properties officeooo:rsid="0018da77" officeooo:paragraph-rsid="0018da77"/>
    </style:style>
    <style:style style:name="P3" style:family="paragraph" style:parent-style-name="Standard">
      <style:text-properties officeooo:rsid="001a00cc" officeooo:paragraph-rsid="001a00cc"/>
    </style:style>
    <style:style style:name="P4" style:family="paragraph" style:parent-style-name="Standard">
      <style:text-properties officeooo:rsid="001a651a" officeooo:paragraph-rsid="001a651a"/>
    </style:style>
    <style:style style:name="P5" style:family="paragraph" style:parent-style-name="Standard">
      <style:text-properties officeooo:rsid="001b6496" officeooo:paragraph-rsid="001b6496"/>
    </style:style>
    <style:style style:name="P6" style:family="paragraph" style:parent-style-name="Standard">
      <style:text-properties officeooo:rsid="001c7de9" officeooo:paragraph-rsid="001c7de9"/>
    </style:style>
    <style:style style:name="T1" style:family="text">
      <style:text-properties officeooo:rsid="0015677e"/>
    </style:style>
    <style:style style:name="T2" style:family="text">
      <style:text-properties officeooo:rsid="0018da77"/>
    </style:style>
    <style:style style:name="T3" style:family="text">
      <style:text-properties officeooo:rsid="001a00cc"/>
    </style:style>
    <style:style style:name="T4" style:family="text">
      <style:text-properties officeooo:rsid="001a7325"/>
    </style:style>
    <style:style style:name="T5" style:family="text">
      <style:text-properties officeooo:rsid="001c7d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- Sept 1<text:span text:style-name="T1">7</text:span>, 2018 <text:s text:c="3"/></text:p>
      <text:p text:style-name="Standard">Lecture <text:span text:style-name="T1">3</text:span></text:p>
      <text:p text:style-name="Standard"/>
      <text:p text:style-name="P1">Travelling Waves</text:p>
      <text:p text:style-name="P1"/>
      <text:p text:style-name="P2">Transverse oscillations</text:p>
      <text:p text:style-name="P1">- Velocity travels to the right and reflects back.</text:p>
      <text:p text:style-name="P1">- Wave can transfer energy from one location to another without moving an object</text:p>
      <text:p text:style-name="P1">- Amplitude is the height of a peek</text:p>
      <text:p text:style-name="P1">- Velocity the speed</text:p>
      <text:p text:style-name="P1">- Wavelength is the length of one complete wave</text:p>
      <text:p text:style-name="P1">- Transve<text:span text:style-name="T2">rse </text:span><text:s/>oscillations are waves that are up and down</text:p>
      <text:p text:style-name="P1"/>
      <text:p text:style-name="P2">Logitutadal oscillations</text:p>
      <text:p text:style-name="P1">- <text:s/>Longitutadal oscillations are compressions/<text:span text:style-name="T2">expansions </text:span>that travel the length of a medium and reflect back</text:p>
      <text:p text:style-name="P1">- <text:span text:style-name="T2">Wavelength is the length of the expansion</text:span></text:p>
      <text:p text:style-name="P2">- Sound is longitutadal</text:p>
      <text:p text:style-name="P2">- <text:span text:style-name="T3">There are resgions of low and high pressure</text:span></text:p>
      <text:p text:style-name="P2">- <text:span text:style-name="T3">Pressure is forced exerted over an area</text:span></text:p>
      <text:p text:style-name="P3">- Pressure = force divided by area</text:p>
      <text:p text:style-name="P3">- Strong force on a large area has same pressure as weak force on a small area</text:p>
      <text:p text:style-name="P3"/>
      <text:p text:style-name="P3">- There needs to be a medium such as air to transfer waves</text:p>
      <text:p text:style-name="P3">- Speed of travelling wave = Frequency x Wavelength</text:p>
      <text:p text:style-name="P3"/>
      <text:p text:style-name="P4">Doppler Effect </text:p>
      <text:p text:style-name="P4">- Has a sound producing object is moving the frequency shifts. Speed of sound is constant, but waves get compressed or expanded</text:p>
      <text:p text:style-name="P4">- Aditionally, wavelength will increase or decrese based on direction of moving obejct.</text:p>
      <text:p text:style-name="P4"/>
      <text:p text:style-name="P4">Pendulm </text:p>
      <text:p text:style-name="P4">- String pulls the mass to the right</text:p>
      <text:p text:style-name="P4">- The mass keeps moving past the bottom and off to the right</text:p>
      <text:p text:style-name="P4">- The string then pulls the mass to the left</text:p>
      <text:p text:style-name="P4">- The mass goes back and forth</text:p>
      <text:p text:style-name="P4">- “Restoring Force” - Always trys to return a mass back to equilibrium (back to its starting position)</text:p>
      <text:p text:style-name="P4">- Known as a simpe harmonic oscilator</text:p>
      <text:p text:style-name="P4">- Converts gravitional energy at the peak height to kinentic energy at equilibrium</text:p>
      <text:p text:style-name="P4">- Period of time of pendulum only depends on the length of the string</text:p>
      <text:p text:style-name="P4">- Long string yieds a <text:s/>long period and low frequency</text:p>
      <text:p text:style-name="P4">- <text:span text:style-name="T4">Can be used to track tine using a escapment which is a notch like instrument at the top which slowly turns a gear</text:span></text:p>
      <text:p text:style-name="P4"/>
      <text:p text:style-name="P5">Resonance</text:p>
      <text:p text:style-name="P5">- Oscillators have a natural frequency at which they prefer to oscillate</text:p>
      <text:p text:style-name="P5">- This is the resonant frequency of th oscillator</text:p>
      <text:p text:style-name="P5">- If energy is applied t0 the oscillator at the same frequency, the amplitude of the oscillations will increase</text:p>
      <text:p text:style-name="P5"><text:soft-page-break/>- An example of this is pushing a child on a swing</text:p>
      <text:p text:style-name="P5">- <text:span text:style-name="T5">Apply force at the resonance frequency causes undesired outcomes</text:span></text:p>
      <text:p text:style-name="P5"/>
      <text:p text:style-name="P6">Standing Waves</text:p>
      <text:p text:style-name="P6">- String has two fixed ends</text:p>
      <text:p text:style-name="P6">- Nodes are inflection points</text:p>
      <text:p text:style-name="P6">- Antinodes are at the max and min where slope 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7:41:15.120389456</meta:creation-date>
    <dc:date>2018-09-17T20:03:48.670653458</dc:date>
    <meta:editing-duration>PT1H57M35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2" meta:paragraph-count="44" meta:word-count="407" meta:character-count="2208" meta:non-whitespace-character-count="1836"/>
  </office:meta>
</office:document-meta>
</file>